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672.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eometry_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l_filepath</text:p>
          </table:table-cell>
          <table:table-cell office:value-type="string" calcext:value-type="string">
            <text:p>inner_mat</text:p>
          </table:table-cell>
          <table:table-cell office:value-type="string" calcext:value-type="string">
            <text:p>outer_ma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splacement x</text:p>
          </table:table-cell>
          <table:table-cell office:value-type="string" calcext:value-type="string">
            <text:p>displacement y</text:p>
          </table:table-cell>
          <table:table-cell office:value-type="string" calcext:value-type="string">
            <text:p>displacement z</text:p>
          </table:table-cell>
          <table:table-cell office:value-type="string" calcext:value-type="string">
            <text:p>solid_type</text:p>
          </table:table-cell>
        </table:table-row>
        <table:table-row table:style-name="ro1">
          <table:table-cell office:value-type="string" calcext:value-type="string">
            <text:p>copper plate upper</text:p>
          </table:table-cell>
          <table:table-cell office:value-type="string" calcext:value-type="string">
            <text:p>/home/chroma/chroma_fresh_start/data_files/stl_files/25.6mm/newassemblystart_25.6_trianglesipm - APD Disk_wdrill_1-1.STL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Cu-Xe</text:p>
          </table:table-cell>
          <table:table-cell office:value-type="string" calcext:value-type="string">
            <text:p>oran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copper plate lower</text:p>
          </table:table-cell>
          <table:table-cell office:value-type="string" calcext:value-type="string">
            <text:p>/home/chroma/chroma_fresh_start/data_files/stl_files/25.6mm/newassemblystart_25.6_trianglesipm - APD Disk_wdrill_1-2.STL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Cu-Xe</text:p>
          </table:table-cell>
          <table:table-cell office:value-type="string" calcext:value-type="string">
            <text:p>oran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sipm</text:p>
          </table:table-cell>
          <table:table-cell office:value-type="string" calcext:value-type="string">
            <text:p>/home/chroma/chroma_fresh_start/data_files/stl_files/25.6mm/newassemblystart_25.6_trianglesipm - sipm2-1 thin_sipm-1.STL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FBK HD3</text:p>
          </table:table-cell>
          <table:table-cell office:value-type="string" calcext:value-type="string">
            <text:p>bla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mt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home/chroma/chroma_fresh_start/data_files/stl_files/25.6mm/newassemblystart_25.6_trianglesipm - Am-241_source-1 source_Am-241_part3-1.STL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ilica window</text:p>
          </table:table-cell>
          <table:table-cell office:value-type="string" calcext:value-type="string">
            <text:p>/home/chroma/chroma_fresh_start/data_files/stl_files/25.6mm/newassemblystart_25.6_trianglesipm - silica_window-1 silica-1.STL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y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silica gasket1</text:p>
          </table:table-cell>
          <table:table-cell office:value-type="string" calcext:value-type="string">
            <text:p>/home/chroma/chroma_fresh_start/data_files/stl_files/25.6mm/newassemblystart_25.6_trianglesipm - silica_window-1 silica_gasket-1.STL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FBK HD3</text:p>
          </table:table-cell>
          <table:table-cell office:value-type="string" calcext:value-type="string">
            <text:p>yel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silica gasket2</text:p>
          </table:table-cell>
          <table:table-cell office:value-type="string" calcext:value-type="string">
            <text:p>/home/chroma/chroma_fresh_start/data_files/stl_files/25.6mm/newassemblystart_25.6_trianglesipm - silica_window-1 silica_gasket-2.STL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FBK HD3</text:p>
          </table:table-cell>
          <table:table-cell office:value-type="string" calcext:value-type="string">
            <text:p>yel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thrededrod</text:p>
          </table:table-cell>
          <table:table-cell office:value-type="string" calcext:value-type="string">
            <text:p>/home/chroma/chroma_fresh_start/data_files/stl_files/25.6mm/newassemblystart_25.6_trianglesipm - threadedrod_4-1.STL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Cu-Xe</text:p>
          </table:table-cell>
          <table:table-cell office:value-type="string" calcext:value-type="string">
            <text:p>bla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1T13:36:40.130117336</dc:date>
    <meta:editing-duration>PT8M43S</meta:editing-duration>
    <meta:editing-cycles>4</meta:editing-cycles>
    <meta:generator>LibreOffice/5.1.6.2$Linux_X86_64 LibreOffice_project/10m0$Build-2</meta:generator>
    <meta:document-statistic meta:table-count="1" meta:cell-count="90" meta:object-count="0"/>
  </office:meta>
</office:document-meta>
</file>